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9000001189B78D193DEA9D53B.png" manifest:media-type="image/png"/>
  <manifest:file-entry manifest:full-path="Pictures/10000201000003510000026CFC5E0E5E2E8AD90B.png" manifest:media-type="image/png"/>
  <manifest:file-entry manifest:full-path="Pictures/100002010000028A0000004B4F1B83283706BB0B.png" manifest:media-type="image/png"/>
  <manifest:file-entry manifest:full-path="Pictures/100002010000035F000002047C30A1FF38EB4948.png" manifest:media-type="image/png"/>
  <manifest:file-entry manifest:full-path="Pictures/10000201000003330000004320ABE8F7A06010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097" officeooo:paragraph-rsid="000680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1 Staup</text:p>
      <text:p text:style-name="P1"><draw:frame draw:style-name="fr1" draw:name="Image1" text:anchor-type="paragraph" svg:width="6.6929in" svg:height="4.8874in" draw:z-index="0"><draw:image xlink:href="Pictures/10000201000003510000026CFC5E0E5E2E8AD90B.png" xlink:type="simple" xlink:show="embed" xlink:actuate="onLoad" loext:mime-type="image/x-vclgraphic"/></draw:frame></text:p>
      <text:p text:style-name="P1"><draw:frame draw:style-name="fr1" draw:name="Image2" text:anchor-type="paragraph" svg:width="6.6929in" svg:height="0.5472in" draw:z-index="1"><draw:image xlink:href="Pictures/10000201000003330000004320ABE8F7A0601088.png" xlink:type="simple" xlink:show="embed" xlink:actuate="onLoad" loext:mime-type="image/x-vclgraphic"/></draw:frame></text:p>
      <text:p text:style-name="P1">B2 Controller</text:p>
      <text:p text:style-name="P1"><draw:frame draw:style-name="fr1" draw:name="Image3" text:anchor-type="paragraph" svg:width="6.6929in" svg:height="2.1862in" draw:z-index="2"><draw:image xlink:href="Pictures/1000020100000359000001189B78D193DEA9D53B.png" xlink:type="simple" xlink:show="embed" xlink:actuate="onLoad" loext:mime-type="image/x-vclgraphic"/></draw:frame></text:p>
      <text:p text:style-name="P1">B3 View _Language</text:p>
      <text:p text:style-name="P1"><draw:frame draw:style-name="fr2" draw:name="Image4" text:anchor-type="paragraph" svg:width="6.6929in" svg:height="4.0016in" draw:z-index="3"><draw:image xlink:href="Pictures/100002010000035F000002047C30A1FF38EB4948.png" xlink:type="simple" xlink:show="embed" xlink:actuate="onLoad" loext:mime-type="image/x-vclgraphic"/></draw:frame><text:soft-page-break/></text:p>
      <text:p text:style-name="P1">b5 đưa đến view muốn hiển thị</text:p>
      <text:p text:style-name="P1"/>
      <text:p text:style-name="P1"><draw:frame draw:style-name="fr1" draw:name="Image5" text:anchor-type="paragraph" svg:width="6.6929in" svg:height="0.772in" draw:z-index="4"><draw:image xlink:href="Pictures/100002010000028A0000004B4F1B83283706BB0B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1:52:42.180887852</meta:creation-date>
    <meta:generator>LibreOffice/6.0.7.3$Linux_X86_64 LibreOffice_project/00m0$Build-3</meta:generator>
    <dc:date>2019-05-23T12:01:05.470322542</dc:date>
    <meta:editing-duration>PT8M25S</meta:editing-duration>
    <meta:editing-cycles>1</meta:editing-cycles>
    <meta:document-statistic meta:table-count="0" meta:image-count="5" meta:object-count="0" meta:page-count="2" meta:paragraph-count="4" meta:word-count="14" meta:character-count="67" meta:non-whitespace-character-count="57"/>
  </office:meta>
</office:document-meta>
</file>